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012dc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012dc" officeooo:paragraph-rsid="000012d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36414" officeooo:paragraph-rsid="0003641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d1ac" officeooo:paragraph-rsid="0004d1a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b7cd" officeooo:paragraph-rsid="0007b7c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32d4" officeooo:paragraph-rsid="000932d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ab5da" officeooo:paragraph-rsid="000ab5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b9f5" officeooo:paragraph-rsid="000bb9f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bb9f5" officeooo:paragraph-rsid="000f6a5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cf8cb" officeooo:paragraph-rsid="000f6a53" style:font-size-asian="10.5pt" style:font-size-complex="12pt"/>
    </style:style>
    <style:style style:name="T1" style:family="text">
      <style:text-properties officeooo:rsid="00027534"/>
    </style:style>
    <style:style style:name="T2" style:family="text">
      <style:text-properties officeooo:rsid="00063c3e"/>
    </style:style>
    <style:style style:name="T3" style:family="text">
      <style:text-properties officeooo:rsid="000f6a53"/>
    </style:style>
    <style:style style:name="T4" style:family="text">
      <style:text-properties officeooo:rsid="00108913"/>
    </style:style>
    <style:style style:name="T5" style:family="text">
      <style:text-properties officeooo:rsid="0010d932"/>
    </style:style>
    <style:style style:name="T6" style:family="text">
      <style:text-properties officeooo:rsid="00161fe6"/>
    </style:style>
    <style:style style:name="T7" style:family="text">
      <style:text-properties officeooo:rsid="001ab2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DWILDWILD</text:p>
      <text:p text:style-name="P1"/>
      <text:p text:style-name="P2">1. Pálya pontos megtervezése + alapvető játékszabályok, <text:span text:style-name="T7">játékmenet</text:span></text:p>
      <text:p text:style-name="P2">2. <text:span text:style-name="T1">Unreal Engine-nel való ismerkedés, sztenderd mozgási mechanikák megvalósítása</text:span></text:p>
      <text:p text:style-name="P3">3. Főmenü létrehozása Unreal Engine-nel.</text:p>
      <text:p text:style-name="P4">4. Fegyver mechanikák + első karakter koncepcióinak ki<text:span text:style-name="T2">dolgozása(blender)</text:span></text:p>
      <text:p text:style-name="P5">5. Az első map absztraktjából kidolgozni egy részletes, teljes és felszerelt pályát.</text:p>
      <text:p text:style-name="P6">6. Botok és más teszt NPC-k használatának, scriptelésének ismeretének elsajátítása</text:p>
      <text:p text:style-name="P7">7. Networkinghez szükséges ismeretek elsajátítása, a játékot online-ná tenni.</text:p>
      <text:p text:style-name="P7"/>
      <text:p text:style-name="P7"/>
      <text:p text:style-name="P7"/>
      <text:p text:style-name="P9">1.1</text:p>
      <text:p text:style-name="P10">-Lebegő szigeten lesznek a mapok</text:p>
      <text:p text:style-name="P8">-<text:span text:style-name="T3">TPS</text:span></text:p>
      <text:p text:style-name="P8">- <text:span text:style-name="T4">A shift egy minden karakternél képviselt mobility spell, ami mindenhol valami mozgással kapcsolatos feature-t nyújt karakterenként.</text:span></text:p>
      <text:p text:style-name="P8">- <text:span text:style-name="T5">NPC-k spawnolnak időközönként. Őket meg kell ölni, és minden megölt NPC random ad valamilyen boostot. Lenne minden meccsen egy NPC kör, ahol a lespawnolt NPC-khez tartozik egy olyan is, akit ha megölnek, megidéz egy botot, aki harcol velük. Az ezen kívüli standard boostok a következők: </text:span></text:p>
      <text:p text:style-name="P8">- <text:span text:style-name="T6">A két csapat közötti harcok egy megszállt területen vannak, az itt élő “őslakosok” az NPC-k, maponként mások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21:18:19.564559540</meta:creation-date>
    <dc:date>2018-12-26T21:49:05.353753990</dc:date>
    <meta:editing-duration>PT34M21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50" meta:character-count="1085" meta:non-whitespace-character-count="948"/>
  </office:meta>
</office:document-meta>
</file>